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128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pt"/>
    </style:style>
    <style:style style:name="co5" style:family="table-column">
      <style:table-column-properties fo:break-before="auto" style:column-width="66.39pt"/>
    </style:style>
    <style:style style:name="co6" style:family="table-column">
      <style:table-column-properties fo:break-before="auto" style:column-width="131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niCon1-472tx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FiniCon</text:p>
          </table:table-cell>
          <table:table-cell office:value-type="string" calcext:value-type="string">
            <text:p>FiniPost</text:p>
          </table:table-cell>
          <table:table-cell office:value-type="string" calcext:value-type="string">
            <text:p>StartCon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PreTime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Post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0655291366E+018" calcext:value-type="float">
            <text:p>1.530655291366E+018</text:p>
          </table:table-cell>
          <table:table-cell office:value-type="float" office:value="1.53065529027979E+018" calcext:value-type="float">
            <text:p>1.53065529027979E+018</text:p>
          </table:table-cell>
          <table:table-cell office:value-type="float" office:value="1.53065529105815E+018" calcext:value-type="float">
            <text:p>1.53065529105815E+018</text:p>
          </table:table-cell>
          <table:table-cell office:value-type="float" office:value="472" calcext:value-type="float">
            <text:p>472</text:p>
          </table:table-cell>
          <table:table-cell table:formula="of:=([.D2]-[.C2])/1000000" office:value-type="float" office:value="778.356224" calcext:value-type="float">
            <text:p>778.356224</text:p>
          </table:table-cell>
          <table:table-cell table:formula="of:=([.B2]-[.D2])/1000000" office:value-type="float" office:value="307.849984" calcext:value-type="float">
            <text:p>307.849984</text:p>
          </table:table-cell>
          <table:table-cell table:formula="of:=([.C3]-[.B2])/1000000" office:value-type="float" office:value="596.714496" calcext:value-type="float">
            <text:p>596.714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065529520094E+018" calcext:value-type="float">
            <text:p>1.53065529520094E+018</text:p>
          </table:table-cell>
          <table:table-cell office:value-type="float" office:value="1.53065529196271E+018" calcext:value-type="float">
            <text:p>1.53065529196271E+018</text:p>
          </table:table-cell>
          <table:table-cell office:value-type="float" office:value="1.53065529279482E+018" calcext:value-type="float">
            <text:p>1.53065529279482E+018</text:p>
          </table:table-cell>
          <table:table-cell office:value-type="float" office:value="472" calcext:value-type="float">
            <text:p>472</text:p>
          </table:table-cell>
          <table:table-cell table:formula="of:=([.D3]-[.C3])/1000000" office:value-type="float" office:value="832.109056" calcext:value-type="float">
            <text:p>832.109056</text:p>
          </table:table-cell>
          <table:table-cell table:formula="of:=([.B3]-[.D3])/1000000" office:value-type="float" office:value="2406.116352" calcext:value-type="float">
            <text:p>2406.116352</text:p>
          </table:table-cell>
          <table:table-cell table:formula="of:=([.C4]-[.B3])/1000000" office:value-type="float" office:value="489.153024" calcext:value-type="float">
            <text:p>489.153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3065529697331E+018" calcext:value-type="float">
            <text:p>1.53065529697331E+018</text:p>
          </table:table-cell>
          <table:table-cell office:value-type="float" office:value="1.53065529569009E+018" calcext:value-type="float">
            <text:p>1.53065529569009E+018</text:p>
          </table:table-cell>
          <table:table-cell office:value-type="float" office:value="1.53065529650909E+018" calcext:value-type="float">
            <text:p>1.53065529650909E+018</text:p>
          </table:table-cell>
          <table:table-cell office:value-type="float" office:value="472" calcext:value-type="float">
            <text:p>472</text:p>
          </table:table-cell>
          <table:table-cell table:formula="of:=([.D4]-[.C4])/1000000" office:value-type="float" office:value="818.994944" calcext:value-type="float">
            <text:p>818.994944</text:p>
          </table:table-cell>
          <table:table-cell table:formula="of:=([.B4]-[.D4])/1000000" office:value-type="float" office:value="464.221952" calcext:value-type="float">
            <text:p>464.221952</text:p>
          </table:table-cell>
          <table:table-cell table:formula="of:=([.C5]-[.B4])/1000000" office:value-type="float" office:value="4057.800704" calcext:value-type="float">
            <text:p>4057.80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306553006289E+018" calcext:value-type="float">
            <text:p>1.5306553006289E+018</text:p>
          </table:table-cell>
          <table:table-cell office:value-type="float" office:value="1.53065530103111E+018" calcext:value-type="float">
            <text:p>1.53065530103111E+018</text:p>
          </table:table-cell>
          <table:table-cell office:value-type="float" office:value="1.53065530062416E+018" calcext:value-type="float">
            <text:p>1.53065530062416E+018</text:p>
          </table:table-cell>
          <table:table-cell office:value-type="float" office:value="473" calcext:value-type="float">
            <text:p>473</text:p>
          </table:table-cell>
          <table:table-cell table:formula="of:=([.D5]-[.C5])/1000000" office:value-type="float" office:value="-406.954496" calcext:value-type="float">
            <text:p>-406.954496</text:p>
          </table:table-cell>
          <table:table-cell table:formula="of:=([.B5]-[.D5])/1000000" office:value-type="float" office:value="4.74368" calcext:value-type="float">
            <text:p>4.74368</text:p>
          </table:table-cell>
          <table:table-cell table:formula="of:=([.C6]-[.B5])/1000000" office:value-type="float" office:value="4249.700352" calcext:value-type="float">
            <text:p>4249.7003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06553044054E+018" calcext:value-type="float">
            <text:p>1.5306553044054E+018</text:p>
          </table:table-cell>
          <table:table-cell office:value-type="float" office:value="1.5306553048786E+018" calcext:value-type="float">
            <text:p>1.5306553048786E+018</text:p>
          </table:table-cell>
          <table:table-cell office:value-type="float" office:value="1.53065530187461E+018" calcext:value-type="float">
            <text:p>1.53065530187461E+018</text:p>
          </table:table-cell>
          <table:table-cell office:value-type="float" office:value="473" calcext:value-type="float">
            <text:p>473</text:p>
          </table:table-cell>
          <table:table-cell table:formula="of:=([.D6]-[.C6])/1000000" office:value-type="float" office:value="-3003.990272" calcext:value-type="float">
            <text:p>-3003.990272</text:p>
          </table:table-cell>
          <table:table-cell table:formula="of:=([.B6]-[.D6])/1000000" office:value-type="float" office:value="2530.789888" calcext:value-type="float">
            <text:p>2530.789888</text:p>
          </table:table-cell>
          <table:table-cell table:formula="of:=([.C7]-[.B6])/1000000" office:value-type="float" office:value="4492.028672" calcext:value-type="float">
            <text:p>4492.0286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3065530837295E+018" calcext:value-type="float">
            <text:p>1.53065530837295E+018</text:p>
          </table:table-cell>
          <table:table-cell office:value-type="float" office:value="1.53065530889743E+018" calcext:value-type="float">
            <text:p>1.53065530889743E+018</text:p>
          </table:table-cell>
          <table:table-cell office:value-type="float" office:value="1.53065530565822E+018" calcext:value-type="float">
            <text:p>1.53065530565822E+018</text:p>
          </table:table-cell>
          <table:table-cell office:value-type="float" office:value="473" calcext:value-type="float">
            <text:p>473</text:p>
          </table:table-cell>
          <table:table-cell table:formula="of:=([.D7]-[.C7])/1000000" office:value-type="float" office:value="-3239.209472" calcext:value-type="float">
            <text:p>-3239.209472</text:p>
          </table:table-cell>
          <table:table-cell table:formula="of:=([.B7]-[.D7])/1000000" office:value-type="float" office:value="2714.731264" calcext:value-type="float">
            <text:p>2714.731264</text:p>
          </table:table-cell>
          <table:table-cell table:formula="of:=([.C8]-[.B7])/1000000" office:value-type="float" office:value="7810.701312" calcext:value-type="float">
            <text:p>7810.7013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3065531254104E+018" calcext:value-type="float">
            <text:p>1.53065531254104E+018</text:p>
          </table:table-cell>
          <table:table-cell office:value-type="float" office:value="1.53065531618365E+018" calcext:value-type="float">
            <text:p>1.53065531618365E+018</text:p>
          </table:table-cell>
          <table:table-cell office:value-type="float" office:value="1.53065530978095E+018" calcext:value-type="float">
            <text:p>1.53065530978095E+018</text:p>
          </table:table-cell>
          <table:table-cell office:value-type="float" office:value="474" calcext:value-type="float">
            <text:p>474</text:p>
          </table:table-cell>
          <table:table-cell table:formula="of:=([.D8]-[.C8])/1000000" office:value-type="float" office:value="-6402.69824" calcext:value-type="float">
            <text:p>-6402.69824</text:p>
          </table:table-cell>
          <table:table-cell table:formula="of:=([.B8]-[.D8])/1000000" office:value-type="float" office:value="2760.086784" calcext:value-type="float">
            <text:p>2760.086784</text:p>
          </table:table-cell>
          <table:table-cell table:formula="of:=([.C9]-[.B8])/1000000" office:value-type="float" office:value="8386.550272" calcext:value-type="float">
            <text:p>8386.550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3065531513005E+018" calcext:value-type="float">
            <text:p>1.53065531513005E+018</text:p>
          </table:table-cell>
          <table:table-cell office:value-type="float" office:value="1.53065532092759E+018" calcext:value-type="float">
            <text:p>1.53065532092759E+018</text:p>
          </table:table-cell>
          <table:table-cell office:value-type="float" office:value="1.53065531392072E+018" calcext:value-type="float">
            <text:p>1.53065531392072E+018</text:p>
          </table:table-cell>
          <table:table-cell office:value-type="float" office:value="474" calcext:value-type="float">
            <text:p>474</text:p>
          </table:table-cell>
          <table:table-cell table:formula="of:=([.D9]-[.C9])/1000000" office:value-type="float" office:value="-7006.86592" calcext:value-type="float">
            <text:p>-7006.86592</text:p>
          </table:table-cell>
          <table:table-cell table:formula="of:=([.B9]-[.D9])/1000000" office:value-type="float" office:value="1209.325568" calcext:value-type="float">
            <text:p>1209.325568</text:p>
          </table:table-cell>
          <table:table-cell table:formula="of:=([.C10]-[.B9])/1000000" office:value-type="float" office:value="8698.465792" calcext:value-type="float">
            <text:p>8698.4657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3065531981683E+018" calcext:value-type="float">
            <text:p>1.53065531981683E+018</text:p>
          </table:table-cell>
          <table:table-cell office:value-type="float" office:value="1.53065532382852E+018" calcext:value-type="float">
            <text:p>1.53065532382852E+018</text:p>
          </table:table-cell>
          <table:table-cell office:value-type="float" office:value="1.53065531770398E+018" calcext:value-type="float">
            <text:p>1.53065531770398E+018</text:p>
          </table:table-cell>
          <table:table-cell office:value-type="float" office:value="474" calcext:value-type="float">
            <text:p>474</text:p>
          </table:table-cell>
          <table:table-cell table:formula="of:=([.D10]-[.C10])/1000000" office:value-type="float" office:value="-6124.531712" calcext:value-type="float">
            <text:p>-6124.531712</text:p>
          </table:table-cell>
          <table:table-cell table:formula="of:=([.B10]-[.D10])/1000000" office:value-type="float" office:value="2112.845824" calcext:value-type="float">
            <text:p>2112.845824</text:p>
          </table:table-cell>
          <table:table-cell table:formula="of:=([.C11]-[.B10])/1000000" office:value-type="float" office:value="16000.582912" calcext:value-type="float">
            <text:p>16000.582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3065532268884E+018" calcext:value-type="float">
            <text:p>1.53065532268884E+018</text:p>
          </table:table-cell>
          <table:table-cell office:value-type="float" office:value="1.53065533581741E+018" calcext:value-type="float">
            <text:p>1.53065533581741E+018</text:p>
          </table:table-cell>
          <table:table-cell office:value-type="float" office:value="1.53065532248421E+018" calcext:value-type="float">
            <text:p>1.53065532248421E+018</text:p>
          </table:table-cell>
          <table:table-cell office:value-type="float" office:value="475" calcext:value-type="float">
            <text:p>475</text:p>
          </table:table-cell>
          <table:table-cell table:formula="of:=([.D11]-[.C11])/1000000" office:value-type="float" office:value="-13333.200128" calcext:value-type="float">
            <text:p>-13333.200128</text:p>
          </table:table-cell>
          <table:table-cell table:formula="of:=([.B11]-[.D11])/1000000" office:value-type="float" office:value="204.6272" calcext:value-type="float">
            <text:p>204.6272</text:p>
          </table:table-cell>
          <table:table-cell table:formula="of:=([.C12]-[.B11])/1000000" office:value-type="float" office:value="20026.159872" calcext:value-type="float">
            <text:p>20026.159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3065532634972E+018" calcext:value-type="float">
            <text:p>1.53065532634972E+018</text:p>
          </table:table-cell>
          <table:table-cell office:value-type="float" office:value="1.530655342715E+018" calcext:value-type="float">
            <text:p>1.530655342715E+018</text:p>
          </table:table-cell>
          <table:table-cell office:value-type="float" office:value="1.53065532578463E+018" calcext:value-type="float">
            <text:p>1.53065532578463E+018</text:p>
          </table:table-cell>
          <table:table-cell office:value-type="float" office:value="475" calcext:value-type="float">
            <text:p>475</text:p>
          </table:table-cell>
          <table:table-cell table:formula="of:=([.D12]-[.C12])/1000000" office:value-type="float" office:value="-16930.368" calcext:value-type="float">
            <text:p>-16930.368</text:p>
          </table:table-cell>
          <table:table-cell table:formula="of:=([.B12]-[.D12])/1000000" office:value-type="float" office:value="565.088256" calcext:value-type="float">
            <text:p>565.088256</text:p>
          </table:table-cell>
          <table:table-cell table:formula="of:=([.C13]-[.B12])/1000000" office:value-type="float" office:value="21705.236736" calcext:value-type="float">
            <text:p>21705.2367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3065533414389E+018" calcext:value-type="float">
            <text:p>1.53065533414389E+018</text:p>
          </table:table-cell>
          <table:table-cell office:value-type="float" office:value="1.53065534805496E+018" calcext:value-type="float">
            <text:p>1.53065534805496E+018</text:p>
          </table:table-cell>
          <table:table-cell office:value-type="float" office:value="1.53065533292185E+018" calcext:value-type="float">
            <text:p>1.53065533292185E+018</text:p>
          </table:table-cell>
          <table:table-cell office:value-type="float" office:value="475" calcext:value-type="float">
            <text:p>475</text:p>
          </table:table-cell>
          <table:table-cell table:formula="of:=([.D13]-[.C13])/1000000" office:value-type="float" office:value="-15133.108992" calcext:value-type="float">
            <text:p>-15133.108992</text:p>
          </table:table-cell>
          <table:table-cell table:formula="of:=([.B13]-[.D13])/1000000" office:value-type="float" office:value="1222.042112" calcext:value-type="float">
            <text:p>1222.042112</text:p>
          </table:table-cell>
          <table:table-cell table:formula="of:=([.C14]-[.B13])/1000000" office:value-type="float" office:value="24202.723328" calcext:value-type="float">
            <text:p>24202.723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3065534099684E+018" calcext:value-type="float">
            <text:p>1.53065534099684E+018</text:p>
          </table:table-cell>
          <table:table-cell office:value-type="float" office:value="1.53065535834661E+018" calcext:value-type="float">
            <text:p>1.53065535834661E+018</text:p>
          </table:table-cell>
          <table:table-cell office:value-type="float" office:value="1.53065533828039E+018" calcext:value-type="float">
            <text:p>1.53065533828039E+018</text:p>
          </table:table-cell>
          <table:table-cell office:value-type="float" office:value="476" calcext:value-type="float">
            <text:p>476</text:p>
          </table:table-cell>
          <table:table-cell table:formula="of:=([.D14]-[.C14])/1000000" office:value-type="float" office:value="-20066.22208" calcext:value-type="float">
            <text:p>-20066.22208</text:p>
          </table:table-cell>
          <table:table-cell table:formula="of:=([.B14]-[.D14])/1000000" office:value-type="float" office:value="2716.448768" calcext:value-type="float">
            <text:p>2716.448768</text:p>
          </table:table-cell>
          <table:table-cell table:formula="of:=([.C15]-[.B14])/1000000" office:value-type="float" office:value="22050.925056" calcext:value-type="float">
            <text:p>22050.925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3065534651287E+018" calcext:value-type="float">
            <text:p>1.53065534651287E+018</text:p>
          </table:table-cell>
          <table:table-cell office:value-type="float" office:value="1.53065536304777E+018" calcext:value-type="float">
            <text:p>1.53065536304777E+018</text:p>
          </table:table-cell>
          <table:table-cell office:value-type="float" office:value="1.53065534549816E+018" calcext:value-type="float">
            <text:p>1.53065534549816E+018</text:p>
          </table:table-cell>
          <table:table-cell office:value-type="float" office:value="476" calcext:value-type="float">
            <text:p>476</text:p>
          </table:table-cell>
          <table:table-cell table:formula="of:=([.D15]-[.C15])/1000000" office:value-type="float" office:value="-17549.607168" calcext:value-type="float">
            <text:p>-17549.607168</text:p>
          </table:table-cell>
          <table:table-cell table:formula="of:=([.B15]-[.D15])/1000000" office:value-type="float" office:value="1014.71232" calcext:value-type="float">
            <text:p>1014.71232</text:p>
          </table:table-cell>
          <table:table-cell table:formula="of:=([.C16]-[.B15])/1000000" office:value-type="float" office:value="21435.254528" calcext:value-type="float">
            <text:p>21435.2545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3065535205466E+018" calcext:value-type="float">
            <text:p>1.53065535205466E+018</text:p>
          </table:table-cell>
          <table:table-cell office:value-type="float" office:value="1.53065536794812E+018" calcext:value-type="float">
            <text:p>1.53065536794812E+018</text:p>
          </table:table-cell>
          <table:table-cell office:value-type="float" office:value="1.53065535025496E+018" calcext:value-type="float">
            <text:p>1.53065535025496E+018</text:p>
          </table:table-cell>
          <table:table-cell office:value-type="float" office:value="476" calcext:value-type="float">
            <text:p>476</text:p>
          </table:table-cell>
          <table:table-cell table:formula="of:=([.D16]-[.C16])/1000000" office:value-type="float" office:value="-17693.16352" calcext:value-type="float">
            <text:p>-17693.16352</text:p>
          </table:table-cell>
          <table:table-cell table:formula="of:=([.B16]-[.D16])/1000000" office:value-type="float" office:value="1799.698688" calcext:value-type="float">
            <text:p>1799.698688</text:p>
          </table:table-cell>
          <table:table-cell table:formula="of:=([.C17]-[.B16])/1000000" office:value-type="float" office:value="25177.14432" calcext:value-type="float">
            <text:p>25177.144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3065535662485E+018" calcext:value-type="float">
            <text:p>1.53065535662485E+018</text:p>
          </table:table-cell>
          <table:table-cell office:value-type="float" office:value="1.5306553772318E+018" calcext:value-type="float">
            <text:p>1.5306553772318E+018</text:p>
          </table:table-cell>
          <table:table-cell office:value-type="float" office:value="1.53065535450905E+018" calcext:value-type="float">
            <text:p>1.53065535450905E+018</text:p>
          </table:table-cell>
          <table:table-cell office:value-type="float" office:value="476" calcext:value-type="float">
            <text:p>476</text:p>
          </table:table-cell>
          <table:table-cell table:formula="of:=([.D17]-[.C17])/1000000" office:value-type="float" office:value="-22722.754816" calcext:value-type="float">
            <text:p>-22722.754816</text:p>
          </table:table-cell>
          <table:table-cell table:formula="of:=([.B17]-[.D17])/1000000" office:value-type="float" office:value="2115.800576" calcext:value-type="float">
            <text:p>2115.800576</text:p>
          </table:table-cell>
          <table:table-cell table:formula="of:=([.C18]-[.B17])/1000000" office:value-type="float" office:value="24535.29984" calcext:value-type="float">
            <text:p>24535.299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53065536135007E+018" calcext:value-type="float">
            <text:p>1.53065536135007E+018</text:p>
          </table:table-cell>
          <table:table-cell office:value-type="float" office:value="1.53065538116015E+018" calcext:value-type="float">
            <text:p>1.53065538116015E+018</text:p>
          </table:table-cell>
          <table:table-cell office:value-type="float" office:value="1.53065536114217E+018" calcext:value-type="float">
            <text:p>1.53065536114217E+018</text:p>
          </table:table-cell>
          <table:table-cell office:value-type="float" office:value="477" calcext:value-type="float">
            <text:p>477</text:p>
          </table:table-cell>
          <table:table-cell table:formula="of:=([.D18]-[.C18])/1000000" office:value-type="float" office:value="-20017.978112" calcext:value-type="float">
            <text:p>-20017.978112</text:p>
          </table:table-cell>
          <table:table-cell table:formula="of:=([.B18]-[.D18])/1000000" office:value-type="float" office:value="207.898368" calcext:value-type="float">
            <text:p>207.898368</text:p>
          </table:table-cell>
          <table:table-cell table:formula="of:=([.C19]-[.B18])/1000000" office:value-type="float" office:value="23353.034496" calcext:value-type="float">
            <text:p>23353.0344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53065536597688E+018" calcext:value-type="float">
            <text:p>1.53065536597688E+018</text:p>
          </table:table-cell>
          <table:table-cell office:value-type="float" office:value="1.5306553847031E+018" calcext:value-type="float">
            <text:p>1.5306553847031E+018</text:p>
          </table:table-cell>
          <table:table-cell office:value-type="float" office:value="1.53065536587223E+018" calcext:value-type="float">
            <text:p>1.53065536587223E+018</text:p>
          </table:table-cell>
          <table:table-cell office:value-type="float" office:value="477" calcext:value-type="float">
            <text:p>477</text:p>
          </table:table-cell>
          <table:table-cell table:formula="of:=([.D19]-[.C19])/1000000" office:value-type="float" office:value="-18830.872064" calcext:value-type="float">
            <text:p>-18830.872064</text:p>
          </table:table-cell>
          <table:table-cell table:formula="of:=([.B19]-[.D19])/1000000" office:value-type="float" office:value="104.64768" calcext:value-type="float">
            <text:p>104.64768</text:p>
          </table:table-cell>
          <table:table-cell table:formula="of:=([.C20]-[.B19])/1000000" office:value-type="float" office:value="26634.329088" calcext:value-type="float">
            <text:p>26634.3290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3065537147058E+018" calcext:value-type="float">
            <text:p>1.53065537147058E+018</text:p>
          </table:table-cell>
          <table:table-cell office:value-type="float" office:value="1.53065539261121E+018" calcext:value-type="float">
            <text:p>1.53065539261121E+018</text:p>
          </table:table-cell>
          <table:table-cell office:value-type="float" office:value="1.53065537089751E+018" calcext:value-type="float">
            <text:p>1.53065537089751E+018</text:p>
          </table:table-cell>
          <table:table-cell office:value-type="float" office:value="477" calcext:value-type="float">
            <text:p>477</text:p>
          </table:table-cell>
          <table:table-cell table:formula="of:=([.D20]-[.C20])/1000000" office:value-type="float" office:value="-21713.69728" calcext:value-type="float">
            <text:p>-21713.69728</text:p>
          </table:table-cell>
          <table:table-cell table:formula="of:=([.B20]-[.D20])/1000000" office:value-type="float" office:value="573.068032" calcext:value-type="float">
            <text:p>573.068032</text:p>
          </table:table-cell>
          <table:table-cell table:formula="of:=([.C21]-[.B20])/1000000" office:value-type="float" office:value="27669.547264" calcext:value-type="float">
            <text:p>27669.5472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3065537516884E+018" calcext:value-type="float">
            <text:p>1.53065537516884E+018</text:p>
          </table:table-cell>
          <table:table-cell office:value-type="float" office:value="1.53065539914013E+018" calcext:value-type="float">
            <text:p>1.53065539914013E+018</text:p>
          </table:table-cell>
          <table:table-cell office:value-type="float" office:value="1.53065537255191E+018" calcext:value-type="float">
            <text:p>1.53065537255191E+018</text:p>
          </table:table-cell>
          <table:table-cell office:value-type="float" office:value="478" calcext:value-type="float">
            <text:p>478</text:p>
          </table:table-cell>
          <table:table-cell table:formula="of:=([.D21]-[.C21])/1000000" office:value-type="float" office:value="-26588.219648" calcext:value-type="float">
            <text:p>-26588.219648</text:p>
          </table:table-cell>
          <table:table-cell table:formula="of:=([.B21]-[.D21])/1000000" office:value-type="float" office:value="2616.932352" calcext:value-type="float">
            <text:p>2616.932352</text:p>
          </table:table-cell>
          <table:table-cell table:formula="of:=([.C22]-[.B21])/1000000" office:value-type="float" office:value="29507.04" calcext:value-type="float">
            <text:p>29507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53065537915638E+018" calcext:value-type="float">
            <text:p>1.53065537915638E+018</text:p>
          </table:table-cell>
          <table:table-cell office:value-type="float" office:value="1.53065540467588E+018" calcext:value-type="float">
            <text:p>1.53065540467588E+018</text:p>
          </table:table-cell>
          <table:table-cell office:value-type="float" office:value="1.53065537855349E+018" calcext:value-type="float">
            <text:p>1.53065537855349E+018</text:p>
          </table:table-cell>
          <table:table-cell office:value-type="float" office:value="478" calcext:value-type="float">
            <text:p>478</text:p>
          </table:table-cell>
          <table:table-cell table:formula="of:=([.D22]-[.C22])/1000000" office:value-type="float" office:value="-26122.391552" calcext:value-type="float">
            <text:p>-26122.391552</text:p>
          </table:table-cell>
          <table:table-cell table:formula="of:=([.B22]-[.D22])/1000000" office:value-type="float" office:value="602.89152" calcext:value-type="float">
            <text:p>602.89152</text:p>
          </table:table-cell>
          <table:table-cell table:formula="of:=([.C23]-[.B22])/1000000" office:value-type="float" office:value="34489.589504" calcext:value-type="float">
            <text:p>34489.5895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3065538280487E+018" calcext:value-type="float">
            <text:p>1.53065538280487E+018</text:p>
          </table:table-cell>
          <table:table-cell office:value-type="float" office:value="1.53065541364597E+018" calcext:value-type="float">
            <text:p>1.53065541364597E+018</text:p>
          </table:table-cell>
          <table:table-cell office:value-type="float" office:value="1.53065538238463E+018" calcext:value-type="float">
            <text:p>1.53065538238463E+018</text:p>
          </table:table-cell>
          <table:table-cell office:value-type="float" office:value="478" calcext:value-type="float">
            <text:p>478</text:p>
          </table:table-cell>
          <table:table-cell table:formula="of:=([.D23]-[.C23])/1000000" office:value-type="float" office:value="-31261.339648" calcext:value-type="float">
            <text:p>-31261.339648</text:p>
          </table:table-cell>
          <table:table-cell table:formula="of:=([.B23]-[.D23])/1000000" office:value-type="float" office:value="420.240128" calcext:value-type="float">
            <text:p>420.240128</text:p>
          </table:table-cell>
          <table:table-cell table:formula="of:=([.C24]-[.B23])/1000000" office:value-type="float" office:value="35067.52128" calcext:value-type="float">
            <text:p>35067.521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5306553865673E+018" calcext:value-type="float">
            <text:p>1.5306553865673E+018</text:p>
          </table:table-cell>
          <table:table-cell office:value-type="float" office:value="1.53065541787239E+018" calcext:value-type="float">
            <text:p>1.53065541787239E+018</text:p>
          </table:table-cell>
          <table:table-cell office:value-type="float" office:value="1.53065538601718E+018" calcext:value-type="float">
            <text:p>1.53065538601718E+018</text:p>
          </table:table-cell>
          <table:table-cell office:value-type="float" office:value="479" calcext:value-type="float">
            <text:p>479</text:p>
          </table:table-cell>
          <table:table-cell table:formula="of:=([.D24]-[.C24])/1000000" office:value-type="float" office:value="-31855.215616" calcext:value-type="float">
            <text:p>-31855.215616</text:p>
          </table:table-cell>
          <table:table-cell table:formula="of:=([.B24]-[.D24])/1000000" office:value-type="float" office:value="550.124544" calcext:value-type="float">
            <text:p>550.124544</text:p>
          </table:table-cell>
          <table:table-cell table:formula="of:=([.C25]-[.B24])/1000000" office:value-type="float" office:value="35070.613248" calcext:value-type="float">
            <text:p>35070.6132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306553896014E+018" calcext:value-type="float">
            <text:p>1.5306553896014E+018</text:p>
          </table:table-cell>
          <table:table-cell office:value-type="float" office:value="1.53065542163791E+018" calcext:value-type="float">
            <text:p>1.53065542163791E+018</text:p>
          </table:table-cell>
          <table:table-cell office:value-type="float" office:value="1.53065538718406E+018" calcext:value-type="float">
            <text:p>1.53065538718406E+018</text:p>
          </table:table-cell>
          <table:table-cell office:value-type="float" office:value="479" calcext:value-type="float">
            <text:p>479</text:p>
          </table:table-cell>
          <table:table-cell table:formula="of:=([.D25]-[.C25])/1000000" office:value-type="float" office:value="-34453.854464" calcext:value-type="float">
            <text:p>-34453.854464</text:p>
          </table:table-cell>
          <table:table-cell table:formula="of:=([.B25]-[.D25])/1000000" office:value-type="float" office:value="2417.340928" calcext:value-type="float">
            <text:p>2417.340928</text:p>
          </table:table-cell>
          <table:table-cell table:formula="of:=([.C26]-[.B25])/1000000" office:value-type="float" office:value="39726.185472" calcext:value-type="float">
            <text:p>39726.1854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53065539517019E+018" calcext:value-type="float">
            <text:p>1.53065539517019E+018</text:p>
          </table:table-cell>
          <table:table-cell office:value-type="float" office:value="1.53065542932759E+018" calcext:value-type="float">
            <text:p>1.53065542932759E+018</text:p>
          </table:table-cell>
          <table:table-cell office:value-type="float" office:value="1.53065539393013E+018" calcext:value-type="float">
            <text:p>1.53065539393013E+018</text:p>
          </table:table-cell>
          <table:table-cell office:value-type="float" office:value="479" calcext:value-type="float">
            <text:p>479</text:p>
          </table:table-cell>
          <table:table-cell table:formula="of:=([.D26]-[.C26])/1000000" office:value-type="float" office:value="-35397.454848" calcext:value-type="float">
            <text:p>-35397.454848</text:p>
          </table:table-cell>
          <table:table-cell table:formula="of:=([.B26]-[.D26])/1000000" office:value-type="float" office:value="1240.059648" calcext:value-type="float">
            <text:p>1240.059648</text:p>
          </table:table-cell>
          <table:table-cell table:formula="of:=([.C27]-[.B26])/1000000" office:value-type="float" office:value="38254.163456" calcext:value-type="float">
            <text:p>38254.1634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3065540081349E+018" calcext:value-type="float">
            <text:p>1.53065540081349E+018</text:p>
          </table:table-cell>
          <table:table-cell office:value-type="float" office:value="1.53065543342435E+018" calcext:value-type="float">
            <text:p>1.53065543342435E+018</text:p>
          </table:table-cell>
          <table:table-cell office:value-type="float" office:value="1.53065540020919E+018" calcext:value-type="float">
            <text:p>1.53065540020919E+018</text:p>
          </table:table-cell>
          <table:table-cell office:value-type="float" office:value="479" calcext:value-type="float">
            <text:p>479</text:p>
          </table:table-cell>
          <table:table-cell table:formula="of:=([.D27]-[.C27])/1000000" office:value-type="float" office:value="-33215.165184" calcext:value-type="float">
            <text:p>-33215.165184</text:p>
          </table:table-cell>
          <table:table-cell table:formula="of:=([.B27]-[.D27])/1000000" office:value-type="float" office:value="604.301824" calcext:value-type="float">
            <text:p>604.301824</text:p>
          </table:table-cell>
          <table:table-cell table:formula="of:=([.C28]-[.B27])/1000000" office:value-type="float" office:value="36267.305472" calcext:value-type="float">
            <text:p>36267.3054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3065540573677E+018" calcext:value-type="float">
            <text:p>1.53065540573677E+018</text:p>
          </table:table-cell>
          <table:table-cell office:value-type="float" office:value="1.5306554370808E+018" calcext:value-type="float">
            <text:p>1.5306554370808E+018</text:p>
          </table:table-cell>
          <table:table-cell office:value-type="float" office:value="1.53065540550884E+018" calcext:value-type="float">
            <text:p>1.53065540550884E+018</text:p>
          </table:table-cell>
          <table:table-cell office:value-type="float" office:value="480" calcext:value-type="float">
            <text:p>480</text:p>
          </table:table-cell>
          <table:table-cell table:formula="of:=([.D28]-[.C28])/1000000" office:value-type="float" office:value="-31571.953408" calcext:value-type="float">
            <text:p>-31571.953408</text:p>
          </table:table-cell>
          <table:table-cell table:formula="of:=([.B28]-[.D28])/1000000" office:value-type="float" office:value="227.927552" calcext:value-type="float">
            <text:p>227.927552</text:p>
          </table:table-cell>
          <table:table-cell table:formula="of:=([.C29]-[.B28])/1000000" office:value-type="float" office:value="38298.612224" calcext:value-type="float">
            <text:p>38298.612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53065541051771E+018" calcext:value-type="float">
            <text:p>1.53065541051771E+018</text:p>
          </table:table-cell>
          <table:table-cell office:value-type="float" office:value="1.53065544403538E+018" calcext:value-type="float">
            <text:p>1.53065544403538E+018</text:p>
          </table:table-cell>
          <table:table-cell office:value-type="float" office:value="1.53065540649164E+018" calcext:value-type="float">
            <text:p>1.53065540649164E+018</text:p>
          </table:table-cell>
          <table:table-cell office:value-type="float" office:value="480" calcext:value-type="float">
            <text:p>480</text:p>
          </table:table-cell>
          <table:table-cell table:formula="of:=([.D29]-[.C29])/1000000" office:value-type="float" office:value="-37543.741696" calcext:value-type="float">
            <text:p>-37543.741696</text:p>
          </table:table-cell>
          <table:table-cell table:formula="of:=([.B29]-[.D29])/1000000" office:value-type="float" office:value="4026.069504" calcext:value-type="float">
            <text:p>4026.069504</text:p>
          </table:table-cell>
          <table:table-cell table:formula="of:=([.C30]-[.B29])/1000000" office:value-type="float" office:value="37087.112704" calcext:value-type="float">
            <text:p>37087.112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3065541507854E+018" calcext:value-type="float">
            <text:p>1.53065541507854E+018</text:p>
          </table:table-cell>
          <table:table-cell office:value-type="float" office:value="1.53065544760482E+018" calcext:value-type="float">
            <text:p>1.53065544760482E+018</text:p>
          </table:table-cell>
          <table:table-cell office:value-type="float" office:value="1.53065541447242E+018" calcext:value-type="float">
            <text:p>1.53065541447242E+018</text:p>
          </table:table-cell>
          <table:table-cell office:value-type="float" office:value="480" calcext:value-type="float">
            <text:p>480</text:p>
          </table:table-cell>
          <table:table-cell table:formula="of:=([.D30]-[.C30])/1000000" office:value-type="float" office:value="-33132.402688" calcext:value-type="float">
            <text:p>-33132.402688</text:p>
          </table:table-cell>
          <table:table-cell table:formula="of:=([.B30]-[.D30])/1000000" office:value-type="float" office:value="606.119936" calcext:value-type="float">
            <text:p>606.119936</text:p>
          </table:table-cell>
          <table:table-cell table:formula="of:=([.C31]-[.B30])/1000000" office:value-type="float" office:value="35722.668032" calcext:value-type="float">
            <text:p>35722.6680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3065541890086E+018" calcext:value-type="float">
            <text:p>1.53065541890086E+018</text:p>
          </table:table-cell>
          <table:table-cell office:value-type="float" office:value="1.53065545080121E+018" calcext:value-type="float">
            <text:p>1.53065545080121E+018</text:p>
          </table:table-cell>
          <table:table-cell office:value-type="float" office:value="1.53065541836054E+018" calcext:value-type="float">
            <text:p>1.53065541836054E+018</text:p>
          </table:table-cell>
          <table:table-cell office:value-type="float" office:value="481" calcext:value-type="float">
            <text:p>481</text:p>
          </table:table-cell>
          <table:table-cell table:formula="of:=([.D31]-[.C31])/1000000" office:value-type="float" office:value="-32440.667648" calcext:value-type="float">
            <text:p>-32440.667648</text:p>
          </table:table-cell>
          <table:table-cell table:formula="of:=([.B31]-[.D31])/1000000" office:value-type="float" office:value="540.32" calcext:value-type="float">
            <text:p>540.32</text:p>
          </table:table-cell>
          <table:table-cell table:formula="of:=([.C32]-[.B31])/1000000" office:value-type="float" office:value="38683.263232" calcext:value-type="float">
            <text:p>38683.2632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53065542279108E+018" calcext:value-type="float">
            <text:p>1.53065542279108E+018</text:p>
          </table:table-cell>
          <table:table-cell office:value-type="float" office:value="1.53065545758412E+018" calcext:value-type="float">
            <text:p>1.53065545758412E+018</text:p>
          </table:table-cell>
          <table:table-cell office:value-type="float" office:value="1.53065542230484E+018" calcext:value-type="float">
            <text:p>1.53065542230484E+018</text:p>
          </table:table-cell>
          <table:table-cell office:value-type="float" office:value="481" calcext:value-type="float">
            <text:p>481</text:p>
          </table:table-cell>
          <table:table-cell table:formula="of:=([.D32]-[.C32])/1000000" office:value-type="float" office:value="-35279.284736" calcext:value-type="float">
            <text:p>-35279.284736</text:p>
          </table:table-cell>
          <table:table-cell table:formula="of:=([.B32]-[.D32])/1000000" office:value-type="float" office:value="486.24128" calcext:value-type="float">
            <text:p>486.24128</text:p>
          </table:table-cell>
          <table:table-cell table:formula="of:=([.C33]-[.B32])/1000000" office:value-type="float" office:value="39464.457216" calcext:value-type="float">
            <text:p>39464.4572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3065542641899E+018" calcext:value-type="float">
            <text:p>1.53065542641899E+018</text:p>
          </table:table-cell>
          <table:table-cell office:value-type="float" office:value="1.53065546225554E+018" calcext:value-type="float">
            <text:p>1.53065546225554E+018</text:p>
          </table:table-cell>
          <table:table-cell office:value-type="float" office:value="1.53065542641685E+018" calcext:value-type="float">
            <text:p>1.53065542641685E+018</text:p>
          </table:table-cell>
          <table:table-cell office:value-type="float" office:value="481" calcext:value-type="float">
            <text:p>481</text:p>
          </table:table-cell>
          <table:table-cell table:formula="of:=([.D33]-[.C33])/1000000" office:value-type="float" office:value="-35838.683392" calcext:value-type="float">
            <text:p>-35838.683392</text:p>
          </table:table-cell>
          <table:table-cell table:formula="of:=([.B33]-[.D33])/1000000" office:value-type="float" office:value="2.13632" calcext:value-type="float">
            <text:p>2.13632</text:p>
          </table:table-cell>
          <table:table-cell table:formula="of:=([.C34]-[.B33])/1000000" office:value-type="float" office:value="41892.014336" calcext:value-type="float">
            <text:p>41892.0143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53065543074926E+018" calcext:value-type="float">
            <text:p>1.53065543074926E+018</text:p>
          </table:table-cell>
          <table:table-cell office:value-type="float" office:value="1.530655468311E+018" calcext:value-type="float">
            <text:p>1.530655468311E+018</text:p>
          </table:table-cell>
          <table:table-cell office:value-type="float" office:value="1.53065543004001E+018" calcext:value-type="float">
            <text:p>1.53065543004001E+018</text:p>
          </table:table-cell>
          <table:table-cell office:value-type="float" office:value="482" calcext:value-type="float">
            <text:p>482</text:p>
          </table:table-cell>
          <table:table-cell table:formula="of:=([.D34]-[.C34])/1000000" office:value-type="float" office:value="-38270.998016" calcext:value-type="float">
            <text:p>-38270.998016</text:p>
          </table:table-cell>
          <table:table-cell table:formula="of:=([.B34]-[.D34])/1000000" office:value-type="float" office:value="709.253632" calcext:value-type="float">
            <text:p>709.253632</text:p>
          </table:table-cell>
          <table:table-cell table:formula="of:=([.C35]-[.B34])/1000000" office:value-type="float" office:value="44065.004288" calcext:value-type="float">
            <text:p>44065.0042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53065543440675E+018" calcext:value-type="float">
            <text:p>1.53065543440675E+018</text:p>
          </table:table-cell>
          <table:table-cell office:value-type="float" office:value="1.53065547481426E+018" calcext:value-type="float">
            <text:p>1.53065547481426E+018</text:p>
          </table:table-cell>
          <table:table-cell office:value-type="float" office:value="1.5306554342057E+018" calcext:value-type="float">
            <text:p>1.5306554342057E+018</text:p>
          </table:table-cell>
          <table:table-cell office:value-type="float" office:value="482" calcext:value-type="float">
            <text:p>482</text:p>
          </table:table-cell>
          <table:table-cell table:formula="of:=([.D35]-[.C35])/1000000" office:value-type="float" office:value="-40608.561152" calcext:value-type="float">
            <text:p>-40608.561152</text:p>
          </table:table-cell>
          <table:table-cell table:formula="of:=([.B35]-[.D35])/1000000" office:value-type="float" office:value="201.046784" calcext:value-type="float">
            <text:p>201.046784</text:p>
          </table:table-cell>
          <table:table-cell table:formula="of:=([.C36]-[.B35])/1000000" office:value-type="float" office:value="43481.957888" calcext:value-type="float">
            <text:p>43481.9578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53065543826616E+018" calcext:value-type="float">
            <text:p>1.53065543826616E+018</text:p>
          </table:table-cell>
          <table:table-cell office:value-type="float" office:value="1.53065547788871E+018" calcext:value-type="float">
            <text:p>1.53065547788871E+018</text:p>
          </table:table-cell>
          <table:table-cell office:value-type="float" office:value="1.5306554376562E+018" calcext:value-type="float">
            <text:p>1.5306554376562E+018</text:p>
          </table:table-cell>
          <table:table-cell office:value-type="float" office:value="482" calcext:value-type="float">
            <text:p>482</text:p>
          </table:table-cell>
          <table:table-cell table:formula="of:=([.D36]-[.C36])/1000000" office:value-type="float" office:value="-40232.507648" calcext:value-type="float">
            <text:p>-40232.507648</text:p>
          </table:table-cell>
          <table:table-cell table:formula="of:=([.B36]-[.D36])/1000000" office:value-type="float" office:value="609.959936" calcext:value-type="float">
            <text:p>609.959936</text:p>
          </table:table-cell>
          <table:table-cell table:formula="of:=([.C37]-[.B36])/1000000" office:value-type="float" office:value="42675.054592" calcext:value-type="float">
            <text:p>42675.0545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53065544169256E+018" calcext:value-type="float">
            <text:p>1.53065544169256E+018</text:p>
          </table:table-cell>
          <table:table-cell office:value-type="float" office:value="1.53065548094121E+018" calcext:value-type="float">
            <text:p>1.53065548094121E+018</text:p>
          </table:table-cell>
          <table:table-cell office:value-type="float" office:value="1.53065543898481E+018" calcext:value-type="float">
            <text:p>1.53065543898481E+018</text:p>
          </table:table-cell>
          <table:table-cell office:value-type="float" office:value="482" calcext:value-type="float">
            <text:p>482</text:p>
          </table:table-cell>
          <table:table-cell table:formula="of:=([.D37]-[.C37])/1000000" office:value-type="float" office:value="-41956.407808" calcext:value-type="float">
            <text:p>-41956.407808</text:p>
          </table:table-cell>
          <table:table-cell table:formula="of:=([.B37]-[.D37])/1000000" office:value-type="float" office:value="2707.75296" calcext:value-type="float">
            <text:p>2707.75296</text:p>
          </table:table-cell>
          <table:table-cell table:formula="of:=([.C38]-[.B37])/1000000" office:value-type="float" office:value="47326.257408" calcext:value-type="float">
            <text:p>47326.2574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3065544497338E+018" calcext:value-type="float">
            <text:p>1.53065544497338E+018</text:p>
          </table:table-cell>
          <table:table-cell office:value-type="float" office:value="1.53065548901882E+018" calcext:value-type="float">
            <text:p>1.53065548901882E+018</text:p>
          </table:table-cell>
          <table:table-cell office:value-type="float" office:value="1.5306554445659E+018" calcext:value-type="float">
            <text:p>1.5306554445659E+018</text:p>
          </table:table-cell>
          <table:table-cell office:value-type="float" office:value="483" calcext:value-type="float">
            <text:p>483</text:p>
          </table:table-cell>
          <table:table-cell table:formula="of:=([.D38]-[.C38])/1000000" office:value-type="float" office:value="-44452.914432" calcext:value-type="float">
            <text:p>-44452.914432</text:p>
          </table:table-cell>
          <table:table-cell table:formula="of:=([.B38]-[.D38])/1000000" office:value-type="float" office:value="407.477248" calcext:value-type="float">
            <text:p>407.477248</text:p>
          </table:table-cell>
          <table:table-cell table:formula="of:=([.C39]-[.B38])/1000000" office:value-type="float" office:value="47026.633984" calcext:value-type="float">
            <text:p>47026.6339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53065544875897E+018" calcext:value-type="float">
            <text:p>1.53065544875897E+018</text:p>
          </table:table-cell>
          <table:table-cell office:value-type="float" office:value="1.53065549200001E+018" calcext:value-type="float">
            <text:p>1.53065549200001E+018</text:p>
          </table:table-cell>
          <table:table-cell office:value-type="float" office:value="1.53065544814716E+018" calcext:value-type="float">
            <text:p>1.53065544814716E+018</text:p>
          </table:table-cell>
          <table:table-cell office:value-type="float" office:value="483" calcext:value-type="float">
            <text:p>483</text:p>
          </table:table-cell>
          <table:table-cell table:formula="of:=([.D39]-[.C39])/1000000" office:value-type="float" office:value="-43852.85632" calcext:value-type="float">
            <text:p>-43852.85632</text:p>
          </table:table-cell>
          <table:table-cell table:formula="of:=([.B39]-[.D39])/1000000" office:value-type="float" office:value="611.812096" calcext:value-type="float">
            <text:p>611.812096</text:p>
          </table:table-cell>
          <table:table-cell table:formula="of:=([.C40]-[.B39])/1000000" office:value-type="float" office:value="45780.310528" calcext:value-type="float">
            <text:p>45780.3105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53065545172974E+018" calcext:value-type="float">
            <text:p>1.53065545172974E+018</text:p>
          </table:table-cell>
          <table:table-cell office:value-type="float" office:value="1.53065549453928E+018" calcext:value-type="float">
            <text:p>1.53065549453928E+018</text:p>
          </table:table-cell>
          <table:table-cell office:value-type="float" office:value="1.53065545129792E+018" calcext:value-type="float">
            <text:p>1.53065545129792E+018</text:p>
          </table:table-cell>
          <table:table-cell office:value-type="float" office:value="483" calcext:value-type="float">
            <text:p>483</text:p>
          </table:table-cell>
          <table:table-cell table:formula="of:=([.D40]-[.C40])/1000000" office:value-type="float" office:value="-43241.364224" calcext:value-type="float">
            <text:p>-43241.364224</text:p>
          </table:table-cell>
          <table:table-cell table:formula="of:=([.B40]-[.D40])/1000000" office:value-type="float" office:value="431.823872" calcext:value-type="float">
            <text:p>431.823872</text:p>
          </table:table-cell>
          <table:table-cell table:formula="of:=([.C41]-[.B40])/1000000" office:value-type="float" office:value="48105.088768" calcext:value-type="float">
            <text:p>48105.0887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3065545523978E+018" calcext:value-type="float">
            <text:p>1.53065545523978E+018</text:p>
          </table:table-cell>
          <table:table-cell office:value-type="float" office:value="1.53065549983483E+018" calcext:value-type="float">
            <text:p>1.53065549983483E+018</text:p>
          </table:table-cell>
          <table:table-cell office:value-type="float" office:value="1.53065545231248E+018" calcext:value-type="float">
            <text:p>1.53065545231248E+018</text:p>
          </table:table-cell>
          <table:table-cell office:value-type="float" office:value="484" calcext:value-type="float">
            <text:p>484</text:p>
          </table:table-cell>
          <table:table-cell table:formula="of:=([.D41]-[.C41])/1000000" office:value-type="float" office:value="-47522.35264" calcext:value-type="float">
            <text:p>-47522.35264</text:p>
          </table:table-cell>
          <table:table-cell table:formula="of:=([.B41]-[.D41])/1000000" office:value-type="float" office:value="2927.303936" calcext:value-type="float">
            <text:p>2927.303936</text:p>
          </table:table-cell>
          <table:table-cell table:formula="of:=([.C42]-[.B41])/1000000" office:value-type="float" office:value="48071.058944" calcext:value-type="float">
            <text:p>48071.058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53065545957617E+018" calcext:value-type="float">
            <text:p>1.53065545957617E+018</text:p>
          </table:table-cell>
          <table:table-cell office:value-type="float" office:value="1.53065550331084E+018" calcext:value-type="float">
            <text:p>1.53065550331084E+018</text:p>
          </table:table-cell>
          <table:table-cell office:value-type="float" office:value="1.5306554581473E+018" calcext:value-type="float">
            <text:p>1.5306554581473E+018</text:p>
          </table:table-cell>
          <table:table-cell office:value-type="float" office:value="484" calcext:value-type="float">
            <text:p>484</text:p>
          </table:table-cell>
          <table:table-cell table:formula="of:=([.D42]-[.C42])/1000000" office:value-type="float" office:value="-45163.542272" calcext:value-type="float">
            <text:p>-45163.542272</text:p>
          </table:table-cell>
          <table:table-cell table:formula="of:=([.B42]-[.D42])/1000000" office:value-type="float" office:value="1428.873216" calcext:value-type="float">
            <text:p>1428.873216</text:p>
          </table:table-cell>
          <table:table-cell table:formula="of:=([.C43]-[.B42])/1000000" office:value-type="float" office:value="45844.148992" calcext:value-type="float">
            <text:p>45844.1489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53065546595177E+018" calcext:value-type="float">
            <text:p>1.53065546595177E+018</text:p>
          </table:table-cell>
          <table:table-cell office:value-type="float" office:value="1.53065550542032E+018" calcext:value-type="float">
            <text:p>1.53065550542032E+018</text:p>
          </table:table-cell>
          <table:table-cell office:value-type="float" office:value="1.53065546294485E+018" calcext:value-type="float">
            <text:p>1.53065546294485E+018</text:p>
          </table:table-cell>
          <table:table-cell office:value-type="float" office:value="484" calcext:value-type="float">
            <text:p>484</text:p>
          </table:table-cell>
          <table:table-cell table:formula="of:=([.D43]-[.C43])/1000000" office:value-type="float" office:value="-42475.470592" calcext:value-type="float">
            <text:p>-42475.470592</text:p>
          </table:table-cell>
          <table:table-cell table:formula="of:=([.B43]-[.D43])/1000000" office:value-type="float" office:value="3006.921472" calcext:value-type="float">
            <text:p>3006.921472</text:p>
          </table:table-cell>
          <table:table-cell table:formula="of:=([.C44]-[.B43])/1000000" office:value-type="float" office:value="45359.362304" calcext:value-type="float">
            <text:p>45359.3623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53065546951949E+018" calcext:value-type="float">
            <text:p>1.53065546951949E+018</text:p>
          </table:table-cell>
          <table:table-cell office:value-type="float" office:value="1.53065551131113E+018" calcext:value-type="float">
            <text:p>1.53065551131113E+018</text:p>
          </table:table-cell>
          <table:table-cell office:value-type="float" office:value="1.53065546895813E+018" calcext:value-type="float">
            <text:p>1.53065546895813E+018</text:p>
          </table:table-cell>
          <table:table-cell office:value-type="float" office:value="485" calcext:value-type="float">
            <text:p>485</text:p>
          </table:table-cell>
          <table:table-cell table:formula="of:=([.D44]-[.C44])/1000000" office:value-type="float" office:value="-42353.003008" calcext:value-type="float">
            <text:p>-42353.003008</text:p>
          </table:table-cell>
          <table:table-cell table:formula="of:=([.B44]-[.D44])/1000000" office:value-type="float" office:value="561.360896" calcext:value-type="float">
            <text:p>561.360896</text:p>
          </table:table-cell>
          <table:table-cell table:formula="of:=([.C45]-[.B44])/1000000" office:value-type="float" office:value="45587.914496" calcext:value-type="float">
            <text:p>45587.9144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3065547251681E+018" calcext:value-type="float">
            <text:p>1.53065547251681E+018</text:p>
          </table:table-cell>
          <table:table-cell office:value-type="float" office:value="1.5306555151074E+018" calcext:value-type="float">
            <text:p>1.5306555151074E+018</text:p>
          </table:table-cell>
          <table:table-cell office:value-type="float" office:value="1.53065547007025E+018" calcext:value-type="float">
            <text:p>1.53065547007025E+018</text:p>
          </table:table-cell>
          <table:table-cell office:value-type="float" office:value="485" calcext:value-type="float">
            <text:p>485</text:p>
          </table:table-cell>
          <table:table-cell table:formula="of:=([.D45]-[.C45])/1000000" office:value-type="float" office:value="-45037.154304" calcext:value-type="float">
            <text:p>-45037.154304</text:p>
          </table:table-cell>
          <table:table-cell table:formula="of:=([.B45]-[.D45])/1000000" office:value-type="float" office:value="2446.559744" calcext:value-type="float">
            <text:p>2446.559744</text:p>
          </table:table-cell>
          <table:table-cell table:formula="of:=([.C46]-[.B45])/1000000" office:value-type="float" office:value="44684.275456" calcext:value-type="float">
            <text:p>44684.2754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3065547622786E+018" calcext:value-type="float">
            <text:p>1.53065547622786E+018</text:p>
          </table:table-cell>
          <table:table-cell office:value-type="float" office:value="1.53065551720109E+018" calcext:value-type="float">
            <text:p>1.53065551720109E+018</text:p>
          </table:table-cell>
          <table:table-cell office:value-type="float" office:value="1.53065547522042E+018" calcext:value-type="float">
            <text:p>1.53065547522042E+018</text:p>
          </table:table-cell>
          <table:table-cell office:value-type="float" office:value="485" calcext:value-type="float">
            <text:p>485</text:p>
          </table:table-cell>
          <table:table-cell table:formula="of:=([.D46]-[.C46])/1000000" office:value-type="float" office:value="-41980.669696" calcext:value-type="float">
            <text:p>-41980.669696</text:p>
          </table:table-cell>
          <table:table-cell table:formula="of:=([.B46]-[.D46])/1000000" office:value-type="float" office:value="1007.44448" calcext:value-type="float">
            <text:p>1007.44448</text:p>
          </table:table-cell>
          <table:table-cell table:formula="of:=([.C47]-[.B46])/1000000" office:value-type="float" office:value="47728.514816" calcext:value-type="float">
            <text:p>47728.5148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53065547917288E+018" calcext:value-type="float">
            <text:p>1.53065547917288E+018</text:p>
          </table:table-cell>
          <table:table-cell office:value-type="float" office:value="1.53065552395638E+018" calcext:value-type="float">
            <text:p>1.53065552395638E+018</text:p>
          </table:table-cell>
          <table:table-cell office:value-type="float" office:value="1.53065547836526E+018" calcext:value-type="float">
            <text:p>1.53065547836526E+018</text:p>
          </table:table-cell>
          <table:table-cell office:value-type="float" office:value="486" calcext:value-type="float">
            <text:p>486</text:p>
          </table:table-cell>
          <table:table-cell table:formula="of:=([.D47]-[.C47])/1000000" office:value-type="float" office:value="-45591.1168" calcext:value-type="float">
            <text:p>-45591.1168</text:p>
          </table:table-cell>
          <table:table-cell table:formula="of:=([.B47]-[.D47])/1000000" office:value-type="float" office:value="807.621632" calcext:value-type="float">
            <text:p>807.621632</text:p>
          </table:table-cell>
          <table:table-cell table:formula="of:=([.C48]-[.B47])/1000000" office:value-type="float" office:value="48448.46848" calcext:value-type="float">
            <text:p>48448.468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3065548313374E+018" calcext:value-type="float">
            <text:p>1.53065548313374E+018</text:p>
          </table:table-cell>
          <table:table-cell office:value-type="float" office:value="1.53065552762135E+018" calcext:value-type="float">
            <text:p>1.53065552762135E+018</text:p>
          </table:table-cell>
          <table:table-cell office:value-type="float" office:value="1.53065548139557E+018" calcext:value-type="float">
            <text:p>1.53065548139557E+018</text:p>
          </table:table-cell>
          <table:table-cell office:value-type="float" office:value="486" calcext:value-type="float">
            <text:p>486</text:p>
          </table:table-cell>
          <table:table-cell table:formula="of:=([.D48]-[.C48])/1000000" office:value-type="float" office:value="-46225.777152" calcext:value-type="float">
            <text:p>-46225.777152</text:p>
          </table:table-cell>
          <table:table-cell table:formula="of:=([.B48]-[.D48])/1000000" office:value-type="float" office:value="1738.168832" calcext:value-type="float">
            <text:p>1738.168832</text:p>
          </table:table-cell>
          <table:table-cell table:formula="of:=([.C49]-[.B48])/1000000" office:value-type="float" office:value="47979.222784" calcext:value-type="float">
            <text:p>47979.2227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3065548680236E+018" calcext:value-type="float">
            <text:p>1.53065548680236E+018</text:p>
          </table:table-cell>
          <table:table-cell office:value-type="float" office:value="1.53065553111296E+018" calcext:value-type="float">
            <text:p>1.53065553111296E+018</text:p>
          </table:table-cell>
          <table:table-cell office:value-type="float" office:value="1.5306554867509E+018" calcext:value-type="float">
            <text:p>1.5306554867509E+018</text:p>
          </table:table-cell>
          <table:table-cell office:value-type="float" office:value="486" calcext:value-type="float">
            <text:p>486</text:p>
          </table:table-cell>
          <table:table-cell table:formula="of:=([.D49]-[.C49])/1000000" office:value-type="float" office:value="-44362.066432" calcext:value-type="float">
            <text:p>-44362.066432</text:p>
          </table:table-cell>
          <table:table-cell table:formula="of:=([.B49]-[.D49])/1000000" office:value-type="float" office:value="51.46368" calcext:value-type="float">
            <text:p>51.46368</text:p>
          </table:table-cell>
          <table:table-cell table:formula="of:=([.C50]-[.B49])/1000000" office:value-type="float" office:value="-1530655486802.36" calcext:value-type="float">
            <text:p>-1530655486802.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3065549021558E+018" calcext:value-type="float">
            <text:p>1.53065549021558E+018</text:p>
          </table:table-cell>
          <table:table-cell/>
          <table:table-cell office:value-type="float" office:value="1.53065548960269E+018" calcext:value-type="float">
            <text:p>1.53065548960269E+01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3065549281158E+018" calcext:value-type="float">
            <text:p>1.53065549281158E+018</text:p>
          </table:table-cell>
          <table:table-cell/>
          <table:table-cell office:value-type="float" office:value="1.53065549260745E+018" calcext:value-type="float">
            <text:p>1.53065549260745E+01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3065549544172E+018" calcext:value-type="float">
            <text:p>1.53065549544172E+018</text:p>
          </table:table-cell>
          <table:table-cell/>
          <table:table-cell office:value-type="float" office:value="1.53065549495364E+018" calcext:value-type="float">
            <text:p>1.53065549495364E+01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53065549818883E+018" calcext:value-type="float">
            <text:p>1.53065549818883E+018</text:p>
          </table:table-cell>
          <table:table-cell/>
          <table:table-cell office:value-type="float" office:value="1.53065549600027E+018" calcext:value-type="float">
            <text:p>1.53065549600027E+01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53065550164924E+018" calcext:value-type="float">
            <text:p>1.53065550164924E+018</text:p>
          </table:table-cell>
          <table:table-cell/>
          <table:table-cell office:value-type="float" office:value="1.53065550023935E+018" calcext:value-type="float">
            <text:p>1.53065550023935E+01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53065550405787E+018" calcext:value-type="float">
            <text:p>1.53065550405787E+018</text:p>
          </table:table-cell>
          <table:table-cell/>
          <table:table-cell office:value-type="float" office:value="1.53065550365431E+018" calcext:value-type="float">
            <text:p>1.53065550365431E+01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3065550644347E+018" calcext:value-type="float">
            <text:p>1.53065550644347E+018</text:p>
          </table:table-cell>
          <table:table-cell/>
          <table:table-cell office:value-type="float" office:value="1.53065550585515E+018" calcext:value-type="float">
            <text:p>1.53065550585515E+01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3065550990969E+018" calcext:value-type="float">
            <text:p>1.53065550990969E+018</text:p>
          </table:table-cell>
          <table:table-cell/>
          <table:table-cell office:value-type="float" office:value="1.53065550985243E+018" calcext:value-type="float">
            <text:p>1.53065550985243E+01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53065551345683E+018" calcext:value-type="float">
            <text:p>1.53065551345683E+018</text:p>
          </table:table-cell>
          <table:table-cell/>
          <table:table-cell office:value-type="float" office:value="1.53065551174655E+018" calcext:value-type="float">
            <text:p>1.53065551174655E+01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53065551556953E+018" calcext:value-type="float">
            <text:p>1.53065551556953E+018</text:p>
          </table:table-cell>
          <table:table-cell/>
          <table:table-cell office:value-type="float" office:value="1.53065551546321E+018" calcext:value-type="float">
            <text:p>1.53065551546321E+01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53065551892917E+018" calcext:value-type="float">
            <text:p>1.53065551892917E+018</text:p>
          </table:table-cell>
          <table:table-cell/>
          <table:table-cell office:value-type="float" office:value="1.53065551756502E+018" calcext:value-type="float">
            <text:p>1.53065551756502E+01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53065552168082E+018" calcext:value-type="float">
            <text:p>1.53065552168082E+018</text:p>
          </table:table-cell>
          <table:table-cell/>
          <table:table-cell office:value-type="float" office:value="1.53065551945238E+018" calcext:value-type="float">
            <text:p>1.53065551945238E+01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53065552541886E+018" calcext:value-type="float">
            <text:p>1.53065552541886E+018</text:p>
          </table:table-cell>
          <table:table-cell/>
          <table:table-cell office:value-type="float" office:value="1.53065552454521E+018" calcext:value-type="float">
            <text:p>1.53065552454521E+01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3065552904206E+018" calcext:value-type="float">
            <text:p>1.53065552904206E+018</text:p>
          </table:table-cell>
          <table:table-cell/>
          <table:table-cell office:value-type="float" office:value="1.53065552808465E+018" calcext:value-type="float">
            <text:p>1.53065552808465E+01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53065553221338E+018" calcext:value-type="float">
            <text:p>1.53065553221338E+018</text:p>
          </table:table-cell>
          <table:table-cell/>
          <table:table-cell office:value-type="float" office:value="1.53065553171321E+018" calcext:value-type="float">
            <text:p>1.53065553171321E+01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06:49:00.4675705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07:03:02.493884191</dc:date>
    <meta:editing-duration>PT3M43S</meta:editing-duration>
    <meta:editing-cycles>2</meta:editing-cycles>
    <meta:generator>LibreOffice/5.2.7.2$Linux_X86_64 LibreOffice_project/20m0$Build-2</meta:generator>
    <meta:document-statistic meta:table-count="1" meta:cell-count="437" meta:object-count="0"/>
  </office:meta>
</office:document-meta>
</file>